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D5B0000178E00000D6E2D32AA8A.svg"/>
  <manifest:file-entry manifest:media-type="image/png" manifest:full-path="Pictures/10000201000000E400000082B721C1FD.png"/>
  <manifest:file-entry manifest:media-type="image/png" manifest:full-path="Pictures/10000201000000EF000000F215A65A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808080" draw:textarea-vertical-align="middle" draw:shadow="hidden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_20__28_var_29_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2.5cm" svg:height="1.6cm" svg:x="1.4cm" svg:y="7cm">
          <text:p text:style-name="P1"><text:span text:style-name="T1">new data</text:span></text:p>
        </draw:ellipse>
        <draw:rect draw:style-name="gr2" draw:text-style-name="P1" draw:layer="layout" svg:width="7.8cm" svg:height="5.3cm" svg:x="7cm" svg:y="3cm">
          <text:p/>
        </draw:rect>
        <draw:rect draw:style-name="gr3" draw:text-style-name="P1" draw:layer="layout" svg:width="5.7cm" svg:height="5.3cm" svg:x="15cm" svg:y="3cm">
          <text:p/>
        </draw:rect>
        <draw:rect draw:style-name="gr3" draw:text-style-name="P1" draw:layer="layout" svg:width="13.7cm" svg:height="3.9cm" svg:x="7cm" svg:y="8.5cm">
          <text:p/>
        </draw:rect>
        <draw:frame draw:style-name="gr4" draw:text-style-name="P3" draw:layer="layout" svg:width="4cm" svg:height="1.938cm" svg:x="9cm" svg:y="4.662cm">
          <draw:image xlink:href="Pictures/10000201000000EF000000F215A65A45.png" xlink:type="simple" xlink:show="embed" xlink:actuate="onLoad">
            <text:p text:style-name="P3"><text:span text:style-name="T2">master dataset</text:span></text:p>
          </draw:image>
        </draw:frame>
        <draw:frame draw:style-name="gr4" draw:text-style-name="P4" draw:layer="layout" svg:width="4.128cm" svg:height="2.043cm" svg:x="8.972cm" svg:y="9.9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1"><text:span text:style-name="T3">real-time view</text:span></text:p>
          </draw:image>
        </draw:frame>
        <draw:frame draw:style-name="gr4" draw:text-style-name="P4" draw:layer="layout" svg:width="3.328cm" svg:height="1.4cm" svg:x="16.072cm" svg:y="4.2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1"><text:span text:style-name="T3">batch view</text:span></text:p>
          </draw:image>
        </draw:frame>
        <draw:ellipse draw:style-name="gr1" draw:text-style-name="P4" draw:layer="layout" svg:width="2.7cm" svg:height="1.4cm" svg:x="22.3cm" svg:y="6.2cm">
          <text:p text:style-name="P1"><text:span text:style-name="T3">query</text:span></text:p>
        </draw:ellipse>
        <draw:frame draw:style-name="gr5" draw:layer="layout" svg:width="3.592cm" svg:height="0.963cm" svg:x="7.2cm" svg:y="3.2cm">
          <draw:text-box>
            <text:p>batch layer</text:p>
          </draw:text-box>
        </draw:frame>
        <draw:frame draw:style-name="gr5" draw:layer="layout" svg:width="4.083cm" svg:height="0.963cm" svg:x="15.1cm" svg:y="3.137cm">
          <draw:text-box>
            <text:p>serving layer</text:p>
          </draw:text-box>
        </draw:frame>
        <draw:frame draw:style-name="gr5" draw:layer="layout" svg:width="3.766cm" svg:height="0.963cm" svg:x="7.011cm" svg:y="8.6cm">
          <draw:text-box>
            <text:p>speed layer</text:p>
          </draw:text-box>
        </draw:frame>
        <draw:frame draw:style-name="gr4" draw:text-style-name="P4" draw:layer="layout" svg:width="4.128cm" svg:height="2.043cm" svg:x="13.172cm" svg:y="9.9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1"><text:span text:style-name="T3">real-time view</text:span></text:p>
          </draw:image>
        </draw:frame>
        <draw:frame draw:style-name="gr4" draw:text-style-name="P4" draw:layer="layout" svg:width="3.328cm" svg:height="1.4cm" svg:x="16.072cm" svg:y="5.7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1"><text:span text:style-name="T3">batch view</text:span></text:p>
          </draw:image>
        </draw:frame>
        <draw:frame draw:style-name="gr5" draw:layer="layout" svg:width="1.035cm" svg:height="0.963cm" svg:x="17.165cm" svg:y="7.137cm">
          <draw:text-box>
            <text:p>...</text:p>
          </draw:text-box>
        </draw:frame>
        <draw:frame draw:style-name="gr5" draw:layer="layout" svg:width="1.035cm" svg:height="0.963cm" svg:x="17.965cm" svg:y="10.5cm">
          <draw:text-box>
            <text:p>...</text:p>
          </draw:text-box>
        </draw:frame>
        <draw:ellipse draw:style-name="gr1" draw:text-style-name="P4" draw:layer="layout" svg:width="2.7cm" svg:height="1.4cm" svg:x="22.3cm" svg:y="9.2cm">
          <text:p text:style-name="P1"><text:span text:style-name="T3">query</text:span></text:p>
        </draw:ellipse>
        <draw:line draw:style-name="gr6" draw:text-style-name="P1" draw:layer="layout" svg:x1="4.1cm" svg:y1="7cm" svg:x2="6.4cm" svg:y2="5.9cm">
          <text:p/>
        </draw:line>
        <draw:line draw:style-name="gr6" draw:text-style-name="P1" draw:layer="layout" svg:x1="4.2cm" svg:y1="8.5cm" svg:x2="6.3cm" svg:y2="9.5cm">
          <text:p/>
        </draw:line>
        <draw:line draw:style-name="gr7" draw:text-style-name="P1" draw:layer="layout" svg:x1="13.4cm" svg:y1="5.5cm" svg:x2="15.8cm" svg:y2="5.5cm">
          <text:p/>
        </draw:line>
        <draw:line draw:style-name="gr8" draw:text-style-name="P1" draw:layer="layout" svg:x1="12.6cm" svg:y1="10.1cm" svg:x2="22.4cm" svg:y2="7.1cm">
          <text:p/>
        </draw:line>
        <draw:line draw:style-name="gr8" draw:text-style-name="P1" draw:layer="layout" svg:x1="16.9cm" svg:y1="10.2cm" svg:x2="22.3cm" svg:y2="9.9cm">
          <text:p/>
        </draw:line>
        <draw:line draw:style-name="gr8" draw:text-style-name="P1" draw:layer="layout" svg:x1="19.1cm" svg:y1="4.8cm" svg:x2="22.5cm" svg:y2="6.5cm">
          <text:p/>
        </draw:line>
        <draw:line draw:style-name="gr8" draw:text-style-name="P1" draw:layer="layout" svg:x1="19.1cm" svg:y1="6.3cm" svg:x2="22.3cm" svg:y2="6.8cm">
          <text:p/>
        </draw:line>
        <draw:line draw:style-name="gr8" draw:text-style-name="P1" draw:layer="layout" svg:x1="19.1cm" svg:y1="6.8cm" svg:x2="22.7cm" svg:y2="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29T12:48:33.89</meta:creation-date>
    <dc:date>2014-06-29T13:15:51.68</dc:date>
    <meta:editing-duration>PT27M18S</meta:editing-duration>
    <meta:editing-cycles>2</meta:editing-cycles>
    <meta:generator>OpenOffice/4.1.0$Win32 OpenOffice.org_project/410m18$Build-9764</meta:generator>
    <meta:document-statistic meta:object-count="24"/>
  </office:meta>
</office:document-meta>
</file>